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 svg:font-family="'DejaVu Sans Condensed'"/>
    <style:font-face style:name="Georgia" svg:font-family="Georg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text-properties fo:language="fr" fo:country="FR" style:language-asian="fr" style:country-asian="FR"/>
    </style:style>
    <style:style style:name="T1" style:family="text">
      <style:text-properties fo:font-variant="normal" fo:text-transform="none" fo:color="#62523d" style:text-line-through-style="none" style:text-position="0% 100%" style:font-name="Georgia" fo:font-size="26pt" fo:letter-spacing="normal" fo:language="fr" fo:country="FR" fo:font-style="normal" style:text-underline-style="none" fo:font-weight="normal" style:font-name-asian="Georgia" style:font-size-asian="26pt" style:language-asian="fr" style:country-asian="FR" style:font-style-asian="normal" style:font-weight-asian="normal" style:font-name-complex="Georgia" style:font-size-complex="26pt" style:font-style-complex="normal" style:font-weight-complex="normal" style:text-scale="100%"/>
    </style:style>
    <style:style style:name="T2" style:family="text">
      <style:text-properties fo:font-variant="normal" fo:text-transform="none" fo:color="#62523d" style:text-line-through-style="none" style:text-position="0% 100%" style:font-name="Georgia" fo:font-size="26pt" fo:letter-spacing="normal" fo:language="la" fo:country="VA" fo:font-style="normal" style:text-underline-style="none" fo:font-weight="normal" style:font-name-asian="Georgia" style:font-size-asian="26pt" style:language-asian="la" style:country-asian="VA" style:font-style-asian="normal" style:font-weight-asian="normal" style:font-name-complex="Georgia" style:font-size-complex="26pt" style:font-style-complex="normal" style:font-weight-complex="normal" style:text-scale="100%"/>
    </style:style>
    <style:style style:name="T3" style:family="text">
      <style:text-properties fo:font-variant="normal" fo:text-transform="none" fo:color="#62523d" style:text-line-through-style="none" style:text-position="0% 100%" style:font-name="Georgia" fo:font-size="27pt" fo:letter-spacing="normal" fo:language="fr" fo:country="FR" fo:font-style="normal" style:text-underline-style="none" fo:font-weight="normal" style:font-name-asian="Georgia" style:font-size-asian="27pt" style:language-asian="fr" style:country-asian="FR" style:font-style-asian="normal" style:font-weight-asian="normal" style:font-name-complex="Georgia" style:font-size-complex="27pt" style:font-style-complex="normal" style:font-weight-complex="normal" style:text-scale="100%"/>
    </style:style>
    <style:style style:name="T4" style:family="text">
      <style:text-properties fo:font-variant="normal" fo:text-transform="none" fo:color="#62523d" style:text-line-through-style="none" style:text-position="0% 100%" style:font-name="Georgia" fo:font-size="29pt" fo:letter-spacing="normal" fo:language="fr" fo:country="FR" fo:font-style="normal" style:text-underline-style="none" fo:font-weight="normal" style:font-name-asian="Georgia" style:font-size-asian="29pt" style:language-asian="fr" style:country-asian="FR" style:font-style-asian="normal" style:font-weight-asian="normal" style:font-name-complex="Georgia" style:font-size-complex="29pt" style:font-style-complex="normal" style:font-weight-complex="normal" style:text-scale="60%"/>
    </style:style>
    <style:style style:name="T5" style:family="text">
      <style:text-properties fo:font-variant="normal" fo:text-transform="none" fo:color="#62523d" style:text-line-through-style="none" style:text-position="0% 100%" style:font-name="Georgia" fo:font-size="29pt" fo:letter-spacing="normal" fo:language="fr" fo:country="FR" fo:font-style="normal" style:text-underline-style="none" fo:font-weight="normal" style:font-name-asian="Georgia" style:font-size-asian="29pt" style:language-asian="fr" style:country-asian="FR" style:font-style-asian="normal" style:font-weight-asian="normal" style:font-name-complex="Georgia" style:font-size-complex="29pt" style:font-style-complex="normal" style:font-weight-complex="normal" style:text-scale="70%"/>
    </style:style>
    <style:style style:name="T6" style:family="text">
      <style:text-properties fo:font-variant="normal" fo:text-transform="none" fo:color="#62523d" style:text-line-through-style="none" style:text-position="0% 100%" style:font-name="Georgia" fo:font-size="29pt" fo:letter-spacing="normal" fo:language="la" fo:country="VA" fo:font-style="normal" style:text-underline-style="none" fo:font-weight="normal" style:font-name-asian="Georgia" style:font-size-asian="29pt" style:language-asian="la" style:country-asian="VA" style:font-style-asian="normal" style:font-weight-asian="normal" style:font-name-complex="Georgia" style:font-size-complex="29pt" style:font-style-complex="normal" style:font-weight-complex="normal" style:text-scale="60%"/>
    </style:style>
    <style:style style:name="T7" style:family="text">
      <style:text-properties fo:font-variant="normal" fo:text-transform="none" fo:color="#62523d" style:text-line-through-style="none" style:text-position="0% 100%" style:font-name="Georgia" fo:font-size="23pt" fo:letter-spacing="normal" fo:language="fr" fo:country="FR" fo:font-style="normal" style:text-underline-style="none" fo:font-weight="normal" style:font-name-asian="Georgia" style:font-size-asian="23pt" style:language-asian="fr" style:country-asian="FR" style:font-style-asian="normal" style:font-weight-asian="normal" style:font-name-complex="Georgia" style:font-size-complex="23pt" style:font-style-complex="normal" style:font-weight-complex="normal" style:text-scale="66%"/>
    </style:style>
    <style:style style:name="T8" style:family="text">
      <style:text-properties fo:language="fr" fo:country="FR" style:language-asian="fr" style:country-asian="FR"/>
    </style:style>
    <style:style style:name="T9" style:family="text">
      <style:text-properties fo:language="la" fo:country="VA" style:language-asian="la" style:country-asian="VA"/>
    </style:style>
    <style:style style:name="T10" style:family="text">
      <style:text-properties fo:font-size="27pt" fo:language="fr" fo:country="FR" style:font-size-asian="27pt" style:language-asian="fr" style:country-asian="FR" style:font-size-complex="27pt" style:text-scale="100%"/>
    </style:style>
    <style:style style:name="T11" style:family="text">
      <style:text-properties fo:font-size="27pt" fo:language="la" fo:country="VA" style:font-size-asian="27pt" style:language-asian="la" style:country-asian="VA" style:font-size-complex="27pt" style:text-scale="100%"/>
    </style:style>
    <style:style style:name="T12" style:family="text">
      <style:text-properties fo:font-size="29pt" fo:language="fr" fo:country="FR" style:font-size-asian="29pt" style:language-asian="fr" style:country-asian="FR" style:font-size-complex="29pt" style:text-scale="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éorgiques, Chant IV</text:h>
      <text:p text:style-name="Standard"><text:span text:style-name="_3c_pb_3e_"><text:span text:style-name="T8">[101]</text:span></text:span><text:span text:style-name="T8">La vengeance d’un dieu te poursuit : tu expies un grand forfait. Le malheureux Orphée, pour te punir de lui </text:span><text:span text:style-name="_3c_pb_3e_"><text:span text:style-name="T8">[102]</text:span></text:span><text:span text:style-name="T8">avoir ravi son épouse, t’inflige ce châtiment, qui, grâce aux Destins, n’égale pas encore ton crime. Un jour, pour échap­per à ta poursuite, elle fuyait à pas précipités le long du fleuve ; et l’imprudente ne vit pas à ses pieds, dans les hautes herbes de la rive, un énorme serpent qui lui donna la mort. Les Dryades, ses compagnes, remplirent les montagnes de leurs cris ; les sommets du </text:span><text:span text:style-name="T9">Rhodope </text:span><text:span text:style-name="T8">la pleurèrent ; les cimes du Pangée, la terre de Rhésus, consacrée à Mars, les Gètes, l’Hèbre et les champs d’Orithye gémirent sur son trépas. Pour lui, consolant sa douleur par les accords de sa lyre, il se tenait sur la rive solitaire, et là, tendre épouse, il te chantait au lever de l’aurore, et te chan­tait encore au déclin du jour.</text:span></text:p>
      <text:p text:style-name="Standard"><text:span text:style-name="T8">Il osa pénétrer jusqu’aux portes du Ténare, dans les sombres demeures de </text:span><text:span text:style-name="T9">Pluton, </text:span><text:span text:style-name="T8">et, traversant ces bois où règne une ténébreuse horreur, il aborda les Mânes et leur roi formidable, et ces divinités que les pleurs des humains n’ont jamais attendries. Il chantait, et, touchés de ses doux accords, les ombres légères, les pâles fantômes accouraient du fond de l’Érèbe, aussi nombreux que ces oiseaux qui se rassemblent par milliers dans les forêts, lorsque le soir ou une pluie d’orage les chasse des montagnes. C’étaient des mères, des époux, des héros magnanimes, moissonnés par le trépas, des enfants, de jeunes vierges, des fils à la fleur de l’âge, placés sur le bûcher aux yeux de leurs parents; victimes que le sombre marais du Cocyte, bordé d’affreux roseaux, environne de ses eaux dormantes, et que le Styx enferme neuf fois des replis de son onde. Ses chants émurent l’enfer lui-même et le </text:span><text:span text:style-name="T9">Tartare, </text:span><text:span text:style-name="T8">ce profond séjour de la Mort, et les cruelles Euménides aux cheveux entrelacés de noirs serpents ; Cerbère retint sa triste voix dans ses gueules béantes, et le vent cessa de faire tourner la roue d’Ixion.</text:span></text:p>
      <text:p text:style-name="Standard"><text:span text:style-name="T8">Enfin Orphée revenait des enfers après avoir échappé à tous les périls, et Eurydice, rendue à ses vœux, remontait au séjour de la lumière en suivant son époux (ainsi l’avait ordonné Proserpine), quand un délire soudain s’empara de l’aveugle amant : faute bien pardonnable, si l’enfer savait </text:span><text:span text:style-name="_3c_pb_3e_"><text:span text:style-name="T8">[103]</text:span></text:span><text:span text:style-name="T8">pardonner. Presque aux portes du jour, il s’arrête, hélas ! il oublie sa promesse, et, vaincu par l’amour, il tourne la tête pour regarder sa chère Eurydice. Au même instant s’évanouit le fruit de tant de peines ; le pacte conclu avec l’impitoyable tyran est rompu, et trois fois l’Averne reten­tit avec fracas.</text:span></text:p>
      <text:p>Ah ! malheureuse, s’écrie-t-elle ; qui donc me perd et te perd ainsi que moi, cher Orphée ? Quelle fureur barbare ! Déjà les cruels Destins me rappellent, et le sommeil ferme mes yeux pour jamais ! Adieu. L’éternelle nuit m’enveloppe et m’entraîne, sans que je puisse te presser de mes mains défaillantes : hélas ! je ne suis plus à toi.</text:p>
      <text:p>Elle dit, et dis­paraît à ses yeux comme une légère vapeur qui se dissipe dans les airs. Orphée veut en vain la saisir et lui parler en­core ; il n’embrasse qu’une ombre ; il ne la revoit plus, et le nocher des enfers lui défend de repasser l’onde qui les sépare. Que faire ? où porter ses pas après s’être vu deux fois ravir son épouse ? Par quels pleurs, par quels accents fléchir les divinités infernales ? Déjà l’ombre d’Eurydice passait dans la barque fatale.</text:p>
      <text:p text:style-name="Standard"><text:span text:style-name="T8">Orphée, dit-on, pleura sept mois entiers son malheur sur les bords déserts du </text:span><text:span text:style-name="T9">Strymon, </text:span><text:span text:style-name="T8">au pied d’une roche escarpée, et fit retentir de ses gémissements les antres glacés de la </text:span><text:span text:style-name="T9">Thrace. </text:span><text:span text:style-name="T8">Sa voix adoucissait les tigres, et les chênes accouraient à ses magiques accords. Telle, à l’ombre d’un peuplier, la plaintive Philomèle déplore la perte de ses petits, qu’un laboureur inhumain a surpris et enlevés de leur nid, lorsqu’ils n’avaient pas encore de plumes. Elle passe la nuit à gémir, et, perchée sur la branche, elle recommence sans cesse son chant de douleur, et remplit de ses tristes accents tous les lieux d’alentour.</text:span></text:p>
      <text:p text:style-name="Standard"><text:span text:style-name="T8">Ni l’amour, ni l’hymen ne purent toucher son cœur. Seul, il errait à travers les glaces des régions hyperboréennes, sur les bords neigeux du Tanaïs, et dans les plaines du Riphée, couvertes d’éternels frimas, pleurant Eurydice et l’inutile bienfait de </text:span><text:span text:style-name="T9">Pluton. </text:span><text:span text:style-name="T8">Irritées de ses dédains, les femmes de la </text:span><text:span text:style-name="T9">Thrace </text:span><text:span text:style-name="T8">le mirent en pièces, au milieu des mystères </text:span><text:span text:style-name="_3c_pb_3e_"><text:span text:style-name="T8">[104]</text:span></text:span><text:span text:style-name="T8">sacrés et des orgies nocturnes de </text:span><text:span text:style-name="T9">Bacchus, </text:span><text:span text:style-name="T8">et dispersèrent ses membres dans les champs. Sa tête, séparée de son cou d’albâtre, fut jetée dans l’Hèbre. Mais, tandis qu’elle roulait emportée par l’onde rapide, sa langue glacée re­disait encore </text:span><text:soft-page-break/><text:span text:style-name="T8">d’une voix mourante : « Eurydice ! Ah ! malheureuse Eurydice ! » et l’écho des rives répétait : « Eurydic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 svg:font-family="'DejaVu Sans Condensed'"/>
    <style:font-face style:name="Georgia" svg:font-family="Georgia"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Corps_20_du_20_texte_20__28_2_29_" style:display-name="Corps du texte (2)" style:family="paragraph" style:master-page-name="">
      <style:paragraph-properties fo:margin-left="0cm" fo:margin-right="0cm" fo:text-indent="-3.669cm" style:auto-text-indent="false" style:page-number="auto" fo:background-color="#ffffff">
        <style:background-image/>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FontStyle" style:family="text">
      <style:text-properties fo:color="#000000" style:text-position="0% 100%" style:font-name="DejaVu Sans Condensed" fo:font-size="12pt" fo:letter-spacing="normal" fo:language="fr" fo:country="FR" style:font-name-asian="DejaVu Sans Condensed" style:font-size-asian="12pt" style:language-asian="fr" style:country-asian="FR" style:font-name-complex="DejaVu Sans Condensed" style:font-size-complex="12pt" style:language-complex="fr" style:country-complex="FR" style:text-scale="100%"/>
    </style:style>
    <style:style style:name="CharStyle4" style:family="text" style:parent-style-name="DefaultFontStyle"/>
    <style:style style:name="Default_20_Paragraph_20_Font" style:display-name="Default Paragraph Font" style:family="text"/>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1-03T16:23:07.61</dc:date>
    <dc:creator>Karolina Suchecka</dc:creator>
    <meta:editing-duration>PT15H46M33S</meta:editing-duration>
    <meta:editing-cycles>17</meta:editing-cycles>
    <meta:generator>OpenOffice/4.1.6$Win32 OpenOffice.org_project/416m1$Build-9790</meta:generator>
    <meta:document-statistic meta:table-count="0" meta:image-count="0" meta:object-count="0" meta:page-count="2" meta:paragraph-count="8" meta:word-count="814" meta:character-count="4727"/>
  </office:meta>
</office:document-meta>
</file>